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4c4c4c" draw:textarea-horizontal-align="justify" draw:textarea-vertical-align="middle" draw:auto-grow-height="false" draw:shadow="visible" draw:shadow-offset-x="-0.05cm" draw:shadow-offset-y="-0.05cm" draw:shadow-opacity="60%"/>
    </style:style>
    <style:style style:name="gr2" style:family="graphic" style:parent-style-name="objectwithoutfill">
      <style:graphic-properties svg:stroke-color="#4c4c4c" draw:marker-end="Short_20_line_20_Arrow" draw:marker-end-width="0.3cm" svg:stroke-opacity="60%" draw:fill="none" draw:textarea-vertical-align="middle" draw:shadow="visible" draw:shadow-offset-x="0.05cm" draw:shadow-offset-y="-0.05cm" draw:shadow-color="#cccccc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3cm" fo:min-width="0cm"/>
    </style:style>
    <style:style style:name="gr4" style:family="graphic" style:parent-style-name="standard">
      <style:graphic-properties svg:stroke-color="#666666" draw:textarea-horizontal-align="justify" draw:textarea-vertical-align="middle" draw:auto-grow-height="false" draw:shadow="visible" draw:shadow-offset-x="-0.1cm" draw:shadow-offset-y="-0.1cm" draw:shadow-color="#000000" draw:shadow-opacity="50%"/>
    </style:style>
    <style:style style:name="gr5" style:family="graphic" style:parent-style-name="objectwithoutfill">
      <style:graphic-properties draw:marker-end="Short_20_line_20_Arrow" draw:marker-end-width="0.3cm" draw:fill="none" draw:textarea-vertical-align="middle" draw:shadow="visible" draw:shadow-offset-x="-0.05cm" draw:shadow-offset-y="-0.05cm" draw:shadow-color="#666666"/>
    </style:style>
    <style:style style:name="gr6" style:family="graphic" style:parent-style-name="standard">
      <style:graphic-properties svg:stroke-color="#000000" draw:textarea-horizontal-align="justify" draw:textarea-vertical-align="middle" draw:auto-grow-height="false" draw:shadow="visible" draw:shadow-offset-x="0cm" draw:shadow-offset-y="0cm" draw:shadow-color="#000000" draw:shadow-opacity="60%"/>
    </style:style>
    <style:style style:name="gr7" style:family="graphic" style:parent-style-name="objectwithoutfill">
      <style:graphic-properties draw:marker-end="Short_20_line_20_Arrow" draw:marker-end-width="0.3cm" draw:fill="none" draw:textarea-vertical-align="middle" draw:shadow="visible" draw:shadow-offset-x="-0.05cm" draw:shadow-offset-y="-0.05cm"/>
    </style:style>
    <style:style style:name="gr8" style:family="graphic" style:parent-style-name="standard">
      <style:graphic-properties svg:stroke-color="#999999" draw:fill-color="#ffcc99" draw:opacity="100%" draw:textarea-horizontal-align="justify" draw:textarea-vertical-align="middle" draw:auto-grow-height="false" draw:shadow="visible" draw:shadow-offset-x="-0.05cm" draw:shadow-offset-y="0.05cm" draw:shadow-opacity="100%"/>
    </style:style>
    <style:style style:name="gr9" style:family="graphic" style:parent-style-name="standard">
      <style:graphic-properties draw:stroke="solid" svg:stroke-color="#ffffff" draw:fill="none" draw:fill-color="#ffffff" draw:textarea-horizontal-align="left" draw:auto-grow-height="true" draw:auto-grow-width="true" fo:min-height="1.649cm" fo:min-width="5.08cm"/>
    </style:style>
    <style:style style:name="gr10" style:family="graphic" style:parent-style-name="standard">
      <style:graphic-properties svg:stroke-color="#000000" draw:fill-color="#ffcc99" draw:textarea-horizontal-align="justify" draw:textarea-vertical-align="middle" draw:auto-grow-height="false" draw:shadow="visible" draw:shadow-offset-x="0.1cm" draw:shadow-offset-y="0.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svg:stroke-color="#000000" draw:textarea-horizontal-align="justify" draw:textarea-vertical-align="middle" draw:auto-grow-height="false" draw:shadow="visible" draw:shadow-offset-x="0.15cm" draw:shadow-offset-y="0.15cm" draw:shadow-color="#000000" draw:shadow-opacity="60%"/>
    </style:style>
    <style:style style:name="gr13" style:family="graphic" style:parent-style-name="objectwithoutfill">
      <style:graphic-properties draw:stroke="dash" draw:stroke-dash="Ultrafine_20_Dashed" svg:stroke-color="#000080" draw:marker-start="" draw:marker-end="Dimension_20_Lines" draw:marker-end-width="0.2cm" draw:fill="solid" draw:fill-color="#ffffff" draw:textarea-vertical-align="middle" draw:shadow="visible" draw:shadow-offset-x="0.05cm" draw:shadow-offset-y="0.05cm"/>
    </style:style>
    <style:style style:name="gr14" style:family="graphic" style:parent-style-name="objectwithoutfill">
      <style:graphic-properties draw:stroke="solid" draw:stroke-dash="Line_20_with_20_Fine_20_Dots" draw:marker-end="Short_20_line_20_Arrow" draw:marker-end-width="0.3cm" draw:fill="none" draw:textarea-vertical-align="middle" draw:shadow-offset-x="0.05cm" draw:shadow-offset-y="0.05cm"/>
    </style:style>
    <style:style style:name="gr15" style:family="graphic" style:parent-style-name="objectwithoutfill">
      <style:graphic-properties draw:stroke="dash" draw:stroke-dash="Ultrafine_20_Dashed" draw:marker-start="" draw:marker-end="Fin_20_de_20_línea_20_4" draw:fill="none" draw:textarea-vertical-align="middle" draw:shadow-offset-x="0.05cm" draw:shadow-offset-y="0.05cm"/>
    </style:style>
    <style:style style:name="gr16" style:family="graphic" style:parent-style-name="standard">
      <style:graphic-properties svg:stroke-color="#4c4c4c" draw:fill-color="#ffcc99" draw:textarea-horizontal-align="justify" draw:textarea-vertical-align="middle" draw:auto-grow-height="false" draw:shadow="visible" draw:shadow-offset-x="-0.05cm" draw:shadow-offset-y="-0.05cm" draw:shadow-opacity="6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/>
    </style:style>
    <style:style style:name="P3" style:family="paragraph">
      <style:paragraph-properties fo:text-align="justify"/>
    </style:style>
    <style:style style:name="P4" style:family="paragraph">
      <style:paragraph-properties fo:text-align="justify"/>
      <style:text-properties fo:font-style="italic" style:font-style-asian="italic" style:font-style-complex="italic"/>
    </style:style>
    <style:style style:name="P5" style:family="paragraph">
      <style:paragraph-properties fo:text-align="center"/>
      <style:text-properties fo:color="#4c1900" fo:text-shadow="1pt 1pt"/>
    </style:style>
    <style:style style:name="P6" style:family="paragraph">
      <style:text-properties fo:font-style="italic" style:font-style-asian="italic" style:font-style-complex="italic"/>
    </style:style>
    <style:style style:name="P7" style:family="paragraph">
      <style:paragraph-properties fo:text-align="center"/>
      <style:text-properties fo:color="#000000" fo:text-shadow="none" fo:font-weight="bold" style:font-weight-asian="bold" style:font-weight-complex="bold"/>
    </style:style>
    <style:style style:name="P8" style:family="paragraph">
      <style:text-properties fo:color="#000000" fo:font-weight="bold" style:font-weight-asian="bold" style:font-weight-complex="bold"/>
    </style:style>
    <style:style style:name="P9" style:family="paragraph">
      <style:paragraph-properties fo:text-align="center"/>
      <style:text-properties fo:color="#000000" fo:text-shadow="1pt 1pt" fo:font-weight="normal" style:font-weight-asian="normal" style:font-weight-complex="normal"/>
    </style:style>
    <style:style style:name="T1" style:family="text">
      <style:text-properties fo:color="#000000"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color="#7da647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4" style:family="text">
      <style:text-properties fo:color="#000000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5" style:family="text">
      <style:text-properties fo:color="#00000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fo:color="#000000" fo:font-size="11pt" fo:text-shadow="1pt 1pt" style:font-size-asian="11pt" style:font-size-complex="11pt"/>
    </style:style>
    <style:style style:name="T7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8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9" style:family="text">
      <style:text-properties fo:color="#000000" fo:font-size="12pt" fo:text-shadow="none" fo:font-weight="bold" style:font-size-asian="12pt" style:font-weight-asian="bold" style:font-size-complex="12pt" style:font-weight-complex="bold"/>
    </style:style>
    <style:style style:name="T10" style:family="text">
      <style:text-properties fo:font-size="10.5pt" style:font-size-asian="10.5pt" style:font-size-complex="10.5pt"/>
    </style:style>
    <style:style style:name="T11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12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color="#000000" fo:font-size="12pt" fo:text-shadow="1pt 1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2" draw:id="id2" draw:layer="layout" svg:width="2.9cm" svg:height="1.3cm" svg:x="1.8cm" svg:y="1.7cm">
          <text:p text:style-name="P1"><text:span text:style-name="T1">Construct Specific</text:span></text:p>
          <text:p text:style-name="P1"><text:span text:style-name="T1">Structured Index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.3cm" svg:y1="0.8cm" svg:x2="3.25cm" svg:y2="1.7cm" draw:start-shape="id1" draw:start-glue-point="8" draw:end-shape="id2" draw:end-glue-point="0" svg:d="m1300 800h1950v900">
          <text:p/>
        </draw:connector>
        <draw:frame draw:style-name="gr3" draw:text-style-name="P4" draw:layer="layout" svg:width="6.937cm" svg:height="2.221cm" svg:x="-0.18cm" svg:y="4.001cm">
          <draw:text-box>
            <text:p text:style-name="P3"><text:span text:style-name="T2">Design a </text:span><text:span text:style-name="T3">specific data structure</text:span><text:span text:style-name="T2"> that </text:span></text:p>
            <text:p text:style-name="P3"><text:span text:style-name="T2">further permit: the aplication of specific </text:span></text:p>
            <text:p text:style-name="P3"><text:span text:style-name="T2">math concepts, scalability, keep semantic</text:span></text:p>
            <text:p text:style-name="P3"><text:span text:style-name="T2">relations, and improve performance. <text:s text:c="3"/></text:span></text:p>
            <text:p text:style-name="P3"><text:span text:style-name="T2">E.g. </text:span><text:span text:style-name="T4">Weighting scheme</text:span><text:span text:style-name="T5">.</text:span></text:p>
          </draw:text-box>
        </draw:frame>
        <draw:custom-shape draw:style-name="gr4" draw:text-style-name="P5" xml:id="id3" draw:id="id3" draw:layer="layout" svg:width="2.701cm" svg:height="1.101cm" svg:x="5.499cm" svg:y="2.099cm">
          <text:p text:style-name="P1"><text:span text:style-name="T6">Search Space</text:span></text:p>
          <text:p text:style-name="P1"><text:span text:style-name="T6">Reduction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4.7cm" svg:y1="2.35cm" svg:x2="5.499cm" svg:y2="2.649cm" draw:start-shape="id2" draw:start-glue-point="1" draw:end-shape="id3" draw:end-glue-point="3" svg:d="m4700 2350h349v299h450">
          <text:p/>
        </draw:connector>
        <draw:frame draw:style-name="gr3" draw:text-style-name="P6" xml:id="id9" draw:id="id9" draw:layer="layout" svg:width="7.567cm" svg:height="1.433cm" svg:x="8cm" svg:y="0.4cm">
          <draw:text-box>
            <text:p><text:span text:style-name="T2">An </text:span><text:span text:style-name="T3">heuristic retrieval function</text:span><text:span text:style-name="T2"> is applied.</text:span></text:p>
            <text:p><text:span text:style-name="T2">Objective: reduce # of probable plag sources.</text:span></text:p>
            <text:p><text:span text:style-name="T2">E.g. </text:span><text:span text:style-name="T7">Citation Based PD function</text:span><text:span text:style-name="T8">.</text:span></text:p>
          </draw:text-box>
        </draw:frame>
        <draw:custom-shape draw:style-name="gr6" draw:text-style-name="P7" xml:id="id4" draw:id="id4" draw:layer="layout" svg:width="3.1cm" svg:height="1.602cm" svg:x="7.198cm" svg:y="4.198cm">
          <text:p text:style-name="P1"><text:span text:style-name="T9">Paraphrase</text:span></text:p>
          <text:p text:style-name="P1"><text:span text:style-name="T9">Text – Reuse</text:span></text:p>
          <text:p text:style-name="P1"><text:span text:style-name="T9">Detection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8.2cm" svg:y1="2.649cm" svg:x2="8.748cm" svg:y2="4.198cm" draw:start-shape="id3" draw:start-glue-point="1" draw:end-shape="id4" draw:end-glue-point="0" svg:d="m8200 2649h548v1549">
          <text:p/>
        </draw:connector>
        <draw:custom-shape draw:style-name="gr8" draw:text-style-name="P1" xml:id="id1" draw:id="id1" draw:layer="layout" svg:width="1.2cm" svg:height="1.4cm" svg:x="0.1cm" svg:y="0.1cm">
          <text:p text:style-name="P1"><text:span text:style-name="T10">Text</text:span></text:p>
          <text:p text:style-name="P1"><text:span text:style-name="T10">Corpu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" draw:text-style-name="P4" xml:id="id7" draw:id="id7" draw:layer="layout" svg:width="6.272cm" svg:height="1.899cm" svg:x="3.72cm" svg:y="7.501cm">
          <draw:text-box>
            <text:p text:style-name="P3"><text:span text:style-name="T2">A </text:span><text:span text:style-name="T3">similarity function</text:span><text:span text:style-name="T2"> is applied</text:span></text:p>
            <text:p text:style-name="P3"><text:span text:style-name="T2">Objective: retrieve candidate </text:span></text:p>
            <text:p text:style-name="P3"><text:span text:style-name="T2">fragments &amp; probable plag fragments</text:span></text:p>
            <text:p text:style-name="P3"><text:span text:style-name="T2">sources. E.g. </text:span><text:span text:style-name="T4">Cosine similarity.</text:span></text:p>
          </draw:text-box>
        </draw:frame>
        <draw:custom-shape draw:style-name="gr10" draw:text-style-name="P1" xml:id="id6" draw:id="id6" draw:layer="layout" svg:width="0.9cm" svg:height="1cm" svg:x="15.3cm" svg:y="8.5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7" draw:text-style-name="P1" draw:layer="layout" svg:x1="13.197cm" svg:y1="6.749cm" svg:x2="15.75cm" svg:y2="8.5cm" draw:start-shape="id5" draw:end-shape="id6" svg:d="m13197 6749v951h2553v800">
          <text:p/>
        </draw:connector>
        <draw:frame draw:style-name="gr11" draw:text-style-name="P8" draw:layer="layout" svg:width="3.901cm" svg:height="1.199cm" svg:x="11.412cm" svg:y="8.4cm">
          <draw:text-box>
            <text:p text:style-name="P1"><text:span text:style-name="T11">Plagiarized parts</text:span></text:p>
            <text:p text:style-name="P1"><text:span text:style-name="T12">&amp;</text:span><text:span text:style-name="T11"> sources</text:span></text:p>
          </draw:text-box>
        </draw:frame>
        <draw:custom-shape draw:style-name="gr12" draw:text-style-name="P9" xml:id="id5" draw:id="id5" draw:layer="layout" svg:width="3.1cm" svg:height="1.602cm" svg:x="11.647cm" svg:y="5.147cm">
          <text:p text:style-name="P1"><text:span text:style-name="T13">Paraphrase</text:span></text:p>
          <text:p text:style-name="P1"><text:span text:style-name="T13">Plagiarism</text:span></text:p>
          <text:p text:style-name="P1"><text:span text:style-name="T13">Identif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" draw:layer="layout" draw:type="line" svg:x1="6.856cm" svg:y1="7.501cm" svg:x2="8.748cm" svg:y2="5.8cm" draw:start-shape="id7" draw:start-glue-point="0" draw:end-shape="id4" draw:end-glue-point="2" svg:d="m6856 7501 1892-1701">
          <text:p/>
        </draw:connector>
        <draw:frame draw:style-name="gr3" draw:text-style-name="P6" xml:id="id8" draw:id="id8" draw:layer="layout" svg:width="8.1cm" svg:height="1.827cm" svg:x="10.151cm" svg:y="2.501cm">
          <draw:text-box>
            <text:p><text:span text:style-name="T2">A set of </text:span><text:span text:style-name="T3">improve – result functions</text:span><text:span text:style-name="T2"> are applied.</text:span></text:p>
            <text:p><text:span text:style-name="T2">Objective: eliminate well cited fragments, etc.</text:span></text:p>
            <text:p><text:span text:style-name="T2">E.g. some </text:span><text:span text:style-name="T7">Boundaries algorithms, </text:span><text:span text:style-name="T8">&amp;</text:span></text:p>
            <text:p><text:span text:style-name="T7"><text:tab/></text:span><text:span text:style-name="T7"><text:tab/></text:span><text:span text:style-name="T7">overlapping n-grams</text:span><text:span text:style-name="T8">.</text:span></text:p>
          </draw:text-box>
        </draw:frame>
        <draw:connector draw:style-name="gr14" draw:text-style-name="P1" draw:layer="layout" svg:x1="10.298cm" svg:y1="4.999cm" svg:x2="11.647cm" svg:y2="5.948cm" draw:start-shape="id4" draw:end-shape="id5" svg:d="m10298 4999h675v949h674">
          <text:p/>
        </draw:connector>
        <draw:connector draw:style-name="gr15" draw:text-style-name="P1" draw:layer="layout" draw:type="line" svg:x1="14.201cm" svg:y1="4.328cm" svg:x2="13.197cm" svg:y2="5.147cm" draw:start-shape="id8" draw:end-shape="id5" draw:end-glue-point="0" svg:d="m14201 4328-1004 819">
          <text:p/>
        </draw:connector>
        <draw:connector draw:style-name="gr15" draw:text-style-name="P1" draw:layer="layout" draw:type="line" svg:x1="8cm" svg:y1="1.116cm" svg:x2="6.849cm" svg:y2="2.099cm" draw:start-shape="id9" draw:start-glue-point="3" draw:end-shape="id3" draw:end-glue-point="0" svg:d="m8000 1116-1151 983">
          <text:p/>
        </draw:connector>
        <draw:connector draw:style-name="gr15" draw:text-style-name="P1" draw:layer="layout" draw:type="line" svg:x1="2.249cm" svg:y1="3.855cm" svg:x2="3.25cm" svg:y2="3cm" draw:end-shape="id2" draw:end-glue-point="2" svg:d="m2249 3855 1001-855">
          <text:p/>
        </draw:connector>
        <draw:g>
          <draw:custom-shape draw:style-name="gr16" draw:text-style-name="P2" xml:id="id10" draw:id="id10" draw:layer="layout" svg:width="2.1cm" svg:height="0.8cm" svg:x="4.3cm" svg:y="0.3cm">
            <text:p text:style-name="P1"><text:span text:style-name="T1">Suspicious</text:span></text:p>
            <text:p text:style-name="P1"><text:span text:style-name="T1">Document</text:span></text:p>
            <draw:enhanced-geometry svg:viewBox="0 0 21600 21600" draw:type="rectangle" draw:enhanced-path="M 0 0 L 21600 0 21600 21600 0 21600 0 0 Z N"/>
          </draw:custom-shape>
          <draw:connector draw:style-name="gr2" draw:text-style-name="P1" draw:layer="layout" svg:x1="4.3cm" svg:y1="0.7cm" svg:x2="3.757cm" svg:y2="1.708cm" draw:start-shape="id10" draw:start-glue-point="3" svg:d="m4300 700h-551v1008h8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91" draw:display-name="Hatching 9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Dimension_20_Lines" draw:display-name="Dimension Lines" svg:viewBox="0 0 836 110" svg:d="m0 0h278 278 280v36 36 38h-278-278-280v-36-36z"/>
    <draw:marker draw:name="Fin_20_de_20_línea_20_1" draw:display-name="Fin de línea 1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Fin_20_de_20_línea_20_4" draw:display-name="Fin de línea 4" svg:viewBox="0 0 836 110" svg:d="m0 0h278 278 280v36 36 38h-278-278-280v-36-36z"/>
    <draw:marker draw:name="Short_20_line_20_Arrow" draw:display-name="Short line Arrow" svg:viewBox="0 0 3000 3000" svg:d="m1500 0 1500 2789v211h-114l-1286-2392v2392h-200v-2392l-1286 2392h-114v-211z"/>
    <draw:stroke-dash draw:name="Dash_20_1" draw:display-name="Dash 1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1" svg:stroke-color="#000000" draw:fill="none" draw:fill-gradient-name="Gradient_20_7" draw:fill-hatch-name="Hatching_20_91" draw:fill-image-name="Bitmape_20_1" draw:shadow="visi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bel </meta:initial-creator>
    <meta:creation-date>2012-08-17T12:11:39</meta:creation-date>
    <dc:date>2013-02-16T21:12:11</dc:date>
    <dc:creator>Abel Meneses Abad</dc:creator>
    <meta:editing-duration>PT6H11M59S</meta:editing-duration>
    <meta:editing-cycles>12</meta:editing-cycles>
    <meta:generator>LibreOffice/3.5$Linux_x86 LibreOffice_project/350m1$Build-2</meta:generator>
    <meta:document-statistic meta:object-count="23"/>
  </office:meta>
</office:document-meta>
</file>